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10c7e" officeooo:paragraph-rsid="00010c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we have but do not see</text:p>
      <text:p text:style-name="P1"><text:s text:c="14"/>What is this thing called lif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8T10:09:18.856988289</meta:creation-date>
    <dc:date>2014-11-28T10:10:28.641661782</dc:date>
    <meta:editing-duration>P0D</meta:editing-duration>
    <meta:editing-cycles>1</meta:editing-cycles>
    <meta:document-statistic meta:table-count="0" meta:image-count="0" meta:object-count="0" meta:page-count="1" meta:paragraph-count="2" meta:word-count="13" meta:character-count="71" meta:non-whitespace-character-count="46"/>
    <meta:generator>LibreOffice/4.2.4.2$Linux_X86_64 LibreOffice_project/420m0$Build-2</meta:generator>
  </office:meta>
</office:document-meta>
</file>